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ptos" svg:font-family="Aptos"/>
    <style:font-face style:name="Aptos Display" svg:font-family="'Aptos Display'" style:font-family-generic="roman" style:font-pitch="variable"/>
    <style:font-face style:name="Aptos Display1" svg:font-family="'Aptos Display'"/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draw:fill="none" fo:min-height="14.222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Пустой_20_слайд-notes">
      <style:graphic-properties draw:fill-color="#ffffff" draw:auto-grow-height="false" fo:min-height="13.365cm" loext:decorative="false"/>
      <style:paragraph-properties style:writing-mode="lr-tb"/>
    </style:style>
    <style:style style:name="pr2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Заголовок_20_и_20_объект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Только_20_заголовок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Только_20_заголовок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2.54cm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2.54cm" style:font-independent-line-spacing="true">
        <style:tab-stops/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2.54cm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2.54cm" style:font-independent-line-spacing="true">
        <style:tab-stops/>
      </style:paragraph-properties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.353cm" fo:margin-bottom="0cm" fo:line-height="107%" fo:text-align="start" fo:text-indent="0cm" loext:tab-stop-distance="2.54cm">
        <style:tab-stops>
          <style:tab-stop style:position="0cm"/>
        </style:tab-stops>
      </style:paragraph-properties>
    </style:style>
    <style:style style:name="P9" style:family="paragraph">
      <style:text-properties fo:color="#1c1c1c" loext:opacity="100%" style:font-name="Times New Roman1" fo:font-size="15pt" style:font-name-complex="Times New Roman1" style:font-size-complex="15pt" style:font-weight-complex="bold"/>
    </style:style>
    <style:style style:name="P10" style:family="paragraph">
      <style:paragraph-properties fo:margin-left="1.27cm" fo:margin-right="0cm" fo:margin-top="0cm" fo:margin-bottom="0cm" fo:text-indent="-0.635cm"/>
      <style:text-properties fo:color="#1c1c1c" loext:opacity="100%" style:font-name="Times New Roman1" fo:font-size="15pt" style:font-name-complex="Times New Roman1" style:font-size-complex="15pt"/>
    </style:style>
    <style:style style:name="P11" style:family="paragraph">
      <style:paragraph-properties fo:margin-left="0cm" fo:margin-right="0cm" fo:margin-top="0cm" fo:margin-bottom="0cm" fo:text-indent="0cm" loext:tab-stop-distance="0cm">
        <style:tab-stops>
          <style:tab-stop style:position="0cm"/>
        </style:tab-stops>
      </style:paragraph-properties>
      <style:text-properties fo:color="#1c1c1c" loext:opacity="100%" style:font-name="Times New Roman1" fo:font-size="15pt" style:font-name-complex="Times New Roman1" style:font-size-complex="15pt"/>
    </style:style>
    <style:style style:name="P12" style:family="paragraph">
      <style:paragraph-properties fo:margin-left="0cm" fo:margin-right="0cm" fo:text-indent="0cm" loext:tab-stop-distance="0cm">
        <style:tab-stops>
          <style:tab-stop style:position="0cm"/>
        </style:tab-stops>
      </style:paragraph-properties>
      <style:text-properties fo:color="#1c1c1c" loext:opacity="100%" style:font-name="Times New Roman1" fo:font-size="15pt" style:font-name-complex="Times New Roman1" style:font-size-complex="15pt"/>
    </style:style>
    <style:style style:name="P13" style:family="paragraph">
      <style:paragraph-properties fo:margin-left="0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14" style:family="paragraph">
      <style:text-properties style:font-name="Times New Roman1" fo:font-size="15pt" style:font-size-asian="15pt" style:font-size-complex="15pt"/>
    </style:style>
    <style:style style:name="P15" style:family="paragraph">
      <loext:graphic-properties draw:fill="none"/>
      <style:text-properties style:font-name="Times New Roman1" fo:font-size="15pt" style:font-size-asian="15pt" style:font-size-complex="15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7" style:family="paragraph">
      <style:text-properties fo:color="#1c1c1c" loext:opacity="100%" style:font-name="Times New Roman1" fo:font-size="15pt" style:font-size-asian="15pt" style:font-name-complex="Times New Roman1" style:font-size-complex="15pt" style:font-weight-complex="bold"/>
    </style:style>
    <style:style style:name="P18" style:family="paragraph">
      <style:paragraph-properties fo:margin-left="0cm" fo:margin-right="0cm" fo:text-indent="0cm"/>
      <style:text-properties fo:color="#1c1c1c" loext:opacity="100%" style:font-name="Times New Roman1" fo:font-size="15pt" style:font-size-asian="15pt" style:font-name-complex="Times New Roman1" style:font-size-complex="15pt"/>
    </style:style>
    <style:style style:name="P19" style:family="paragraph">
      <loext:graphic-properties draw:fill="none"/>
      <style:paragraph-properties fo:margin-left="0cm" fo:margin-right="0cm" fo:margin-top="0cm" fo:margin-bottom="0.282cm" fo:line-height="107%" fo:text-align="start" fo:text-indent="0cm" loext:tab-stop-distance="2.54cm" style:font-independent-line-spacing="true">
        <style:tab-stops/>
      </style:paragraph-properties>
      <style:text-properties fo:color="#1c1c1c" loext:opacity="100%" style:font-name="Times New Roman1" fo:font-size="15pt" style:font-size-asian="15pt" style:font-name-complex="Times New Roman1" style:font-size-complex="15pt" style:font-weight-complex="bold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ru" fo:country="RU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48pt" fo:letter-spacing="normal" fo:language="ru" fo:country="RU" fo:font-style="normal" style:text-underline-style="none" fo:font-weight="normal" fo:background-color="transparent" style:font-name-asian="Arial" style:font-size-asian="48pt" style:font-style-asian="normal" style:font-weight-asian="normal" style:font-name-complex="Arial" style:font-size-complex="48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ru" fo:country="RU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1" fo:font-size="44pt" fo:letter-spacing="normal" fo:language="ru" fo:country="RU" fo:font-style="normal" style:text-underline-style="none" fo:font-weight="normal" fo:background-color="transparent" style:font-name-asian="Arial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ru" fo:country="RU" fo:font-style="normal" style:text-underline-style="none" fo:font-weight="bold" fo:background-color="transparent" style:font-name-asian="Aptos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letter-spacing="normal" fo:font-style="normal" fo:text-shadow="none" style:text-underline-style="none" fo:font-weight="normal" style:letter-kerning="true" fo:background-color="transparent" style:font-name-asian="Aptos" style:font-size-asian="32pt" style:font-style-asian="normal" style:font-weight-asian="normal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1c1c1c" loext:opacity="100%" style:text-outline="false" style:text-line-through-style="none" style:text-line-through-type="none" style:text-position="0% 100%" style:font-name="Times New Roman1" fo:font-size="15pt" fo:letter-spacing="normal" fo:font-style="normal" fo:text-shadow="none" style:text-underline-style="none" fo:font-weight="bold" style:letter-kerning="true" fo:background-color="transparent" style:font-name-asian="Aptos" style:font-size-asian="32pt" style:font-style-asian="normal" style:font-weight-asian="normal" style:font-name-complex="Times New Roman1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en" fo:country="US" fo:font-style="normal" style:text-underline-style="none" fo:font-weight="bold" fo:background-color="transparent" style:font-name-asian="Aptos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5pt" fo:letter-spacing="normal" fo:language="ru" fo:country="RU" fo:font-style="normal" style:text-underline-style="none" fo:font-weight="normal" fo:background-color="transparent" style:font-name-asian="Aptos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1c1c1c" loext:opacity="100%" style:text-outline="false" style:text-line-through-style="none" style:text-line-through-type="none" style:text-position="0% 100%" style:font-name="Times New Roman1" fo:font-size="15pt" fo:letter-spacing="normal" fo:language="ru" fo:country="RU" fo:font-style="normal" style:text-underline-style="none" fo:font-weight="normal" fo:background-color="transparent" style:font-name-asian="Aptos" style:font-size-asian="15pt" style:font-style-asian="normal" style:font-weight-asian="normal" style:font-name-complex="Times New Roman1" style:font-size-complex="15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ru" fo:country="RU" fo:font-style="normal" style:text-underline-style="none" fo:font-weight="normal" fo:background-color="transparent" style:font-name-asian="Aptos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style:font-name="Times New Roman1" fo:font-size="15pt" style:font-size-asian="15pt" style:font-size-complex="15pt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5pt" fo:letter-spacing="normal" fo:font-style="normal" style:text-underline-style="none" fo:font-weight="normal" fo:background-color="transparent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5" style:family="text">
      <style:text-properties fo:font-variant="normal" fo:text-transform="none" fo:color="#1c1c1c" loext:opacity="100%" style:text-outline="false" style:text-line-through-style="none" style:text-line-through-type="none" style:text-position="0% 100%" style:font-name="Times New Roman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name-complex="Times New Roman1" style:font-size-complex="15pt" style:font-style-complex="normal" style:font-weight-complex="normal"/>
    </style:style>
    <style:style style:name="T16" style:family="text">
      <style:text-properties fo:font-variant="normal" fo:text-transform="none" fo:color="#1c1c1c" loext:opacity="100%" style:text-outline="false" style:text-line-through-style="none" style:text-line-through-type="none" style:text-position="0% 100%" style:font-name="Times New Roman1" fo:font-size="15pt" fo:letter-spacing="normal" fo:font-style="normal" style:text-underline-style="none" fo:font-weight="normal" fo:background-color="transparent" style:font-size-asian="15pt" style:font-style-asian="normal" style:font-weight-asian="normal" style:font-name-complex="Times New Roman1" style:font-size-complex="15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5pt" fo:letter-spacing="normal" fo:language="ru" fo:country="RU" fo:font-style="normal" style:text-underline-style="none" fo:font-weight="normal" fo:background-color="transparent" style:font-name-asian="Aptos" style:font-size-asian="15pt" style:font-style-asian="normal" style:font-weight-asian="normal" style:font-name-complex="Arial" style:font-size-complex="15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1c1c1c" loext:opacity="100%" style:text-outline="false" style:text-line-through-style="none" style:text-line-through-type="none" style:text-position="0% 100%" style:font-name="Times New Roman1" fo:font-size="15pt" fo:letter-spacing="normal" fo:language="ru" fo:country="RU" fo:font-style="normal" style:text-underline-style="none" fo:font-weight="bold" fo:background-color="transparent" style:font-name-asian="Aptos" style:font-size-asian="15pt" style:font-style-asian="normal" style:font-weight-asian="normal" style:font-name-complex="Times New Roman1" style:font-size-complex="15pt" style:font-style-complex="normal" style:font-weight-complex="bold"/>
    </style:style>
    <style:style style:name="T20" style:family="text">
      <style:text-properties fo:font-variant="normal" fo:text-transform="none" fo:color="#1c1c1c" loext:opacity="100%" style:text-outline="false" style:text-line-through-style="none" style:text-line-through-type="none" style:text-position="0% 100%" style:font-name="Times New Roman1" fo:font-size="15pt" fo:letter-spacing="normal" fo:language="ru" fo:country="RU" fo:font-style="normal" style:text-underline-style="none" fo:font-weight="normal" fo:background-color="transparent" style:font-name-asian="Arial" style:font-size-asian="14pt" style:font-style-asian="normal" style:font-weight-asian="normal" style:font-name-complex="Times New Roman1" style:font-size-complex="1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suffix="." style:num-format="">
        <style:list-level-properties text:min-label-width="0.95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Пустой_20_слайд">
        <draw:custom-shape draw:name="TextBox 1" draw:style-name="gr1" draw:text-style-name="P2" draw:layer="layout" svg:width="10.639cm" svg:height="1.023cm" svg:x="11.612cm" svg:y="1.286cm">
          <text:p text:style-name="P1"><text:span text:style-name="T1">Проект по теме </text:span><text:span text:style-name="T2">PyQ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2" draw:layer="layout" svg:width="31.409cm" svg:height="4.313cm" svg:x="1.297cm" svg:y="4.187cm">
          <text:p text:style-name="P1"><text:span text:style-name="T3">«Приложение для подготовки к</text:span></text:p>
          <text:p text:style-name="P1"><text:span text:style-name="T3">ЕГЭ по русскому языку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" draw:text-style-name="P4" draw:layer="layout" svg:width="11.925cm" svg:height="2.79cm" svg:x="5.005cm" svg:y="8.68cm">
          <text:p text:style-name="P3"><text:span text:style-name="T4">Выполнил:</text:span></text:p>
          <text:p text:style-name="P3"><text:span text:style-name="T4">Кампос Койядо Даниэль Карлосович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4" draw:layer="layout" svg:width="13.737cm" svg:height="1.963cm" svg:x="5.005cm" svg:y="11.607cm">
          <text:p text:style-name="P3"><text:span text:style-name="T4">Руководитель:</text:span></text:p>
          <text:p text:style-name="P3"><text:span text:style-name="T4">Гринчишин Михаил Александрович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" draw:text-style-name="P2" draw:layer="layout" svg:width="13.737cm" svg:height="1.773cm" svg:x="10.263cm" svg:y="15.969cm">
          <text:p text:style-name="P1"><text:span text:style-name="T1">Великий Новгород</text:span></text:p>
          <text:p text:style-name="P1"><text:span text:style-name="T1">202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Цель и задачи" draw:style-name="dp1" draw:master-page-name="Заголовок_20_и_20_объект" presentation:presentation-page-layout-name="AL1T11">
        <draw:frame draw:name="PlaceHolder 1" presentation:style-name="pr2" draw:text-style-name="P7" draw:layer="layout" svg:width="29.207cm" svg:height="3.679cm" svg:x="2.328cm" svg:y="1.014cm" presentation:class="title" presentation:user-transformed="true">
          <draw:text-box>
            <text:p text:style-name="P6"><text:span text:style-name="T5">Цель и задачи</text:span></text:p>
          </draw:text-box>
        </draw:frame>
        <draw:frame draw:name="PlaceHolder 2" presentation:style-name="pr3" draw:text-style-name="P7" draw:layer="layout" svg:width="30.5cm" svg:height="12.084cm" svg:x="2.5cm" svg:y="5.071cm" presentation:class="outline" presentation:user-transformed="true">
          <draw:text-box>
            <text:p text:style-name="P8"><text:span text:style-name="T6">Цель:</text:span></text:p>
            <text:p text:style-name="P9"><text:span text:style-name="T7">Разработать компьютерную игру в жанре top-down shooter, вдохновленную стилистикой Hotline Miami, с использованием библиотеки Arcade, реализовав систему уровней, анимацию персонажей и противников, а также механику боя.</text:span><text:span text:style-name="T8"> </text:span></text:p>
            <text:p text:style-name="P8"><text:span text:style-name="T6">Задача</text:span><text:span text:style-name="T9">:</text:span></text:p>
            <text:p text:style-name="P10"><text:span text:style-name="T10">1.Составить техническое задание</text:span></text:p>
            <text:p text:style-name="P11"><text:span text:style-name="T10"><text:s text:c="4"/>2.Изучить библиотеку Arcade и необходимые инструменты для разработки игр на Python</text:span></text:p>
            <text:p text:style-name="P11"><text:span text:style-name="T11"><text:s text:c="5"/>3.Добавить графические ресурсы и спрайты для игры</text:span></text:p>
            <text:p text:style-name="P11"><text:span text:style-name="T10"><text:s text:c="4"/>4.Реализовать игровую механику: передвижение игрока, стрельбу, взаимодействие с противниками</text:span></text:p>
            <text:p text:style-name="P11"><text:span text:style-name="T10"><text:s text:c="4"/>5.Создать систему уровней с прогрессией сложности</text:span></text:p>
            <text:p text:style-name="P11"><text:span text:style-name="T10"><text:s text:c="4"/>6.Реализовать систему сохранения прогресса</text:span></text:p>
            <text:p text:style-name="P11"><text:span text:style-name="T10"><text:s text:c="4"/>7.Протестировать работу приложения</text:span></text:p>
            <text:p text:style-name="P12"><text:span text:style-name="T11"><text:s text:c="5"/>8.Собрать в исполняемый файл</text:span></text:p>
            <text:p text:style-name="P13"><text:span text:style-name="T12"/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Техническое задание" draw:style-name="dp1" draw:master-page-name="Заголовок_20_и_20_объект" presentation:presentation-page-layout-name="AL1T11">
        <draw:frame draw:name="PlaceHolder 1" presentation:style-name="pr2" draw:text-style-name="P7" draw:layer="layout" svg:width="29.207cm" svg:height="3.679cm" svg:x="0.5cm" svg:y="-0.179cm" presentation:class="title" presentation:user-transformed="true">
          <draw:text-box>
            <text:p text:style-name="P6"><text:span text:style-name="T5">Техническое задание</text:span></text:p>
          </draw:text-box>
        </draw:frame>
        <draw:frame draw:style-name="gr7" draw:text-style-name="P15" draw:layer="layout" svg:width="29cm" svg:height="14.472cm" svg:x="1cm" svg:y="3cm">
          <draw:text-box>
            <text:p text:style-name="P14"><text:span text:style-name="T13">1. Назначение системы:</text:span></text:p>
            <text:p text:style-name="P14"><text:span text:style-name="T13">Разработка динамичного 2D-шутера с видом сверху в стиле Hotline Miami.</text:span></text:p>
            <text:p text:style-name="P14"><text:span text:style-name="T13"/></text:p>
            <text:p text:style-name="P14"><text:span text:style-name="T13">2. Основные возможности:</text:span></text:p>
            <text:p text:style-name="P14"><text:span text:style-name="T13">- Управление персонажем (движение WASD/стрелки)</text:span></text:p>
            <text:p text:style-name="P14"><text:span text:style-name="T13">- Прицеливание и стрельба мышью</text:span></text:p>
            <text:p text:style-name="P14"><text:span text:style-name="T13">- Два типа врагов с уникальным поведением</text:span></text:p>
            <text:p text:style-name="P14"><text:span text:style-name="T13">- 3 уровня с препятствиями</text:span></text:p>
            <text:p text:style-name="P14"><text:span text:style-name="T13"/></text:p>
            <text:p text:style-name="P14"><text:span text:style-name="T13">3. Интерфейс:</text:span></text:p>
            <text:p text:style-name="P14"><text:span text:style-name="T13">- Главное меню (Играть / Выйти)</text:span></text:p>
            <text:p text:style-name="P14"><text:span text:style-name="T13">- Игровой интерфейс (полоса здоровья)</text:span></text:p>
            <text:p text:style-name="P14"><text:span text:style-name="T13">- Экран смерти (Рестарт / Выход)</text:span></text:p>
            <text:p text:style-name="P14"><text:span text:style-name="T13">- Экран победы</text:span></text:p>
            <text:p text:style-name="P14"><text:span text:style-name="T13"/></text:p>
            <text:p text:style-name="P14"><text:span text:style-name="T13">4. Управление:</text:span></text:p>
            <text:p text:style-name="P14"><text:span text:style-name="T13">- WASD/стрелки — движение</text:span></text:p>
            <text:p text:style-name="P14"><text:span text:style-name="T13">- Мышь — прицеливание</text:span></text:p>
            <text:p text:style-name="P14"><text:span text:style-name="T13">- ЛКМ — стрельба</text:span></text:p>
            <text:p text:style-name="P14"><text:span text:style-name="T13">- R — перезапуск уровня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спользуемые библиотеки" draw:style-name="dp1" draw:master-page-name="Только_20_заголовок" presentation:presentation-page-layout-name="AL2T19">
        <draw:frame draw:name="PlaceHolder 1" presentation:style-name="pr5" draw:text-style-name="P7" draw:layer="layout" svg:width="29.207cm" svg:height="3.679cm" svg:x="2.328cm" svg:y="0cm" presentation:class="title" presentation:user-transformed="true">
          <draw:text-box>
            <text:p text:style-name="P6"><text:span text:style-name="T5">Используемые библиотеки</text:span></text:p>
          </draw:text-box>
        </draw:frame>
        <draw:custom-shape draw:name="TextBox 2" draw:style-name="gr8" draw:text-style-name="P16" draw:layer="layout" svg:width="27.859cm" svg:height="2.283cm" svg:x="2.328cm" svg:y="3.682cm">
          <text:p><text:span text:style-name="T14">arcade==3.3.3</text:span></text:p>
          <text:p><text:span text:style-name="T15">Pillow=</text:span><text:span text:style-name="T16">=</text:span><text:span text:style-name="T15">10.0.0</text:span></text:p>
          <text:p text:style-name="P3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Реализуемые технологии" draw:style-name="dp1" draw:master-page-name="Только_20_заголовок" presentation:presentation-page-layout-name="AL2T19">
        <draw:frame draw:name="PlaceHolder 1" presentation:style-name="pr5" draw:text-style-name="P7" draw:layer="layout" svg:width="29.207cm" svg:height="3.679cm" svg:x="2.328cm" svg:y="0cm" presentation:class="title" presentation:user-transformed="true">
          <draw:text-box>
            <text:p text:style-name="P6"><text:span text:style-name="T5">Реализуемые технологии</text:span></text:p>
          </draw:text-box>
        </draw:frame>
        <draw:custom-shape draw:name="TextBox 2" draw:style-name="gr9" draw:text-style-name="P19" draw:layer="layout" svg:width="31.5cm" svg:height="14.221cm" svg:x="1cm" svg:y="3cm">
          <text:p text:style-name="P17"><text:span text:style-name="T18">1. Библиотека Arcade для создания игры</text:span></text:p>
          <text:p text:style-name="P18"><text:span text:style-name="T18">Для разработки игровой логики и графики была использована библиотека Arcade:</text:span></text:p>
          <text:p text:style-name="P18"><text:span text:style-name="T18">Классы для отрисовки: </text:span><text:span text:style-name="T19">draw_texture_rect</text:span><text:span text:style-name="T18">, </text:span><text:span text:style-name="T19">draw_lrbt_rectangle_filled</text:span><text:span text:style-name="T18">, </text:span><text:span text:style-name="T19">draw_circle_filled</text:span><text:span text:style-name="T18"> — для рендеринга всех игровых объектов</text:span></text:p>
          <text:p text:style-name="P18"><text:span text:style-name="T18">Управление анимацией: кадровая анимация с использованием спрайт-листов</text:span></text:p>
          <text:p text:style-name="P18"><text:span text:style-name="T18">Обработка ввода: клавиатура (WASD) и мышь (прицел и стрельба)</text:span></text:p>
          <text:p text:style-name="P18"><text:span text:style-name="T18">Физика столкновений: собственная система коллизий на основе хитбоксов</text:span></text:p>
          <text:p text:style-name="P18"><text:span text:style-name="T18">Управление окном: класс arcade.View для создания различных экранов (меню, уровни)</text:span></text:p>
          <text:p text:style-name="P18"><text:span text:style-name="T18">2. Анимация персонажей</text:span></text:p>
          <text:p text:style-name="P18"><text:span text:style-name="T18">Для создания плавной анимации движения была реализована система смены кадров:</text:span></text:p>
          <text:p text:style-name="P18"><text:span text:style-name="T18">Игрок: 12 кадров анимации для цикла ходьбы</text:span></text:p>
          <text:p text:style-name="P18"><text:span text:style-name="T18">Враги типа normal: 18 кадров анимации</text:span></text:p>
          <text:p text:style-name="P18"><text:span text:style-name="T18">Враги типа shooter: 12 кадров анимации</text:span></text:p>
          <text:p text:style-name="P18"><text:span text:style-name="T18">Эффект смерти врага: 28 кадров для реалистичного отображения</text:span></text:p>
          <text:p text:style-name="P18"><text:span text:style-name="T18">3. Система сохранения</text:span></text:p>
          <text:p text:style-name="P18"><text:span text:style-name="T18">Для сохранения прогресса используется файл save.dat, который хранит:</text:span></text:p>
          <text:p text:style-name="P18"><text:span text:style-name="T18">Максимальный открытый уровень</text:span></text:p>
          <text:p text:style-name="P18"><text:span text:style-name="T18">Статус прохождения каждого уровня</text:span></text:p>
          <text:p text:style-name="P18"><text:span text:style-name="T18">4. Визуальные эффекты</text:span></text:p>
          <text:p text:style-name="P18"><text:span text:style-name="T18">Система частиц при попадании и уничтожении врагов</text:span></text:p>
          <text:p text:style-name="P18"><text:span text:style-name="T18">Анимированные спрайты взрыва с прозрачным фоном</text:span></text:p>
          <text:p text:style-name="P18"><text:span text:style-name="T18">Неоновое свечение заголовка в главном меню</text:span></text:p>
          <text:p text:style-name="P18"><text:span text:style-name="T18">Анимированные кнопки с эффектом наведени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Заключение" draw:style-name="dp1" draw:master-page-name="Только_20_заголовок" presentation:presentation-page-layout-name="AL2T19">
        <draw:frame draw:name="PlaceHolder 1" presentation:style-name="pr5" draw:text-style-name="P7" draw:layer="layout" svg:width="29.207cm" svg:height="3.679cm" svg:x="2.328cm" svg:y="1.014cm" presentation:class="title" presentation:user-transformed="true">
          <draw:text-box>
            <text:p text:style-name="P6"><text:span text:style-name="T5">Заключение</text:span></text:p>
          </draw:text-box>
        </draw:frame>
        <draw:custom-shape draw:style-name="gr10" draw:text-style-name="P16" draw:layer="layout" svg:width="30.278cm" svg:height="3.426cm" svg:x="2.5cm" svg:y="7.074cm">
          <text:p><text:span text:style-name="T20">В результате выполнения проекта на языке Python были успешно решены поставленные задачи и достигнуты основные цели разработки. Разработанное программное обеспечение — игра "PYLINE MIAMI" — обладает высокой производительностью, качественной графикой и увлекательным геймплеем. Использование библиотеки Arcade позволило создать эффективный игровой движок с поддержкой спрайтовой анимации и физики столкновений. Графический интерфейс интуитивно понятен и прост в использовании, что делает игру доступной для широкой аудитории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ptos" svg:font-family="Aptos"/>
    <style:font-face style:name="Aptos Display" svg:font-family="'Aptos Display'" style:font-family-generic="roman" style:font-pitch="variable"/>
    <style:font-face style:name="Aptos Display1" svg:font-family="'Aptos Display'"/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F" style:font-family-generic-asian="roman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1.12cm" fo:margin-bottom="0.249cm" style:text-autospace="none"/>
      <style:text-properties style:use-window-font-color="true" loext:opacity="0%" style:font-name="Aptos Display" fo:font-family="'Aptos Display'" style:font-family-generic="roman" style:font-pitch="variable" fo:font-size="20pt" style:font-name-asian="Arial1" style:font-family-asian="Arial" style:font-pitch-asian="variable" style:font-name-complex="Aptos Display" style:font-family-complex="'Aptos Display'" style:font-family-generic-complex="roman" style:font-pitch-complex="variable" style:font-size-complex="20pt"/>
    </style:style>
    <style:style style:name="heading_20_2" style:display-name="heading 2" style:family="graphic">
      <style:paragraph-properties fo:margin-top="0.497cm" fo:margin-bottom="0.249cm" style:text-autospace="none"/>
      <style:text-properties style:use-window-font-color="true" loext:opacity="0%" style:font-name="Aptos Display" fo:font-family="'Aptos Display'" style:font-family-generic="roman" style:font-pitch="variable" fo:font-size="16pt" style:font-name-asian="Arial1" style:font-family-asian="Arial" style:font-pitch-asian="variable" style:font-name-complex="Aptos Display" style:font-family-complex="'Aptos Display'" style:font-family-generic-complex="roman" style:font-pitch-complex="variable" style:font-size-complex="16pt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Символ_20_нумерации" style:display-name="Символ нумерации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Символ_20_сноски" style:display-name="Символ сноски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0" style:display-name="ListLabel 30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3" style:display-name="ListLabel 33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6" style:display-name="ListLabel 36" style:family="graphic">
      <style:paragraph-properties style:text-autospace="none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Содержимое_20_списка" style:display-name="Содержимое списка" style:family="graphic">
      <style:paragraph-properties fo:margin-left="1.764cm" fo:margin-right="0cm" fo:text-indent="0cm" style:text-autospace="none"/>
    </style:style>
    <style:style style:name="toc_20_1" style:display-name="toc 1" style:family="graphic">
      <style:paragraph-properties fo:margin-top="0cm" fo:margin-bottom="0.31cm" style:text-autospace="none"/>
    </style:style>
    <style:style style:name="footer" style:family="graphic">
      <style:paragraph-properties fo:margin-top="0cm" fo:margin-bottom="0cm" fo:line-height="100%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Колонтитулы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OC_20_Heading" style:display-name="TOC Heading" style:family="graphic">
      <style:paragraph-properties fo:margin-top="0.746cm" fo:margin-bottom="0cm" style:text-autospace="none"/>
      <style:text-properties fo:font-size="16pt" style:language-asian="ru" style:country-asian="RU" style:font-size-complex="16pt"/>
    </style:style>
    <style:style style:name="index_20_heading" style:display-name="index heading" style:family="graphic">
      <style:paragraph-properties fo:margin-left="0cm" fo:margin-right="0cm" fo:text-indent="0cm" style:text-autospace="none"/>
      <style:text-properties fo:font-size="16pt" fo:font-weight="bold" style:font-size-asian="16pt" style:font-weight-asian="bold" style:font-size-complex="16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toc_20_2" style:display-name="toc 2" style:family="graphic">
      <style:paragraph-properties fo:margin-left="0.684cm" fo:margin-right="0cm" fo:margin-top="0cm" fo:margin-bottom="0.31cm" fo:text-indent="0cm"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Указатель" style:family="graphic">
      <style:paragraph-properties style:text-autospace="none"/>
      <style:text-properties style:font-name-complex="Arial3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List" style:family="graphic">
      <style:paragraph-properties style:text-autospace="none"/>
      <style:text-properties style:font-name-complex="Arial3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Два_20_объекта-background" style:display-name="Два объекта-background" style:family="presentation">
      <style:graphic-properties draw:stroke="none" draw:fill="solid" draw:fill-color="#ffffff"/>
      <style:text-properties style:letter-kerning="true"/>
    </style:style>
    <style:style style:name="Два_20_объекта-backgroundobjects" style:display-name="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Два_20_объекта-notes" style:display-name="Два объекта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Два_20_объекта-outline1" style:display-name="Два объекта-outline1" style:family="presentation">
      <style:graphic-properties draw:stroke="none" draw:fill="none" draw:auto-grow-height="false" draw:fit-to-size="false" style:shrink-to-fit="true">
        <text:list-style style:name="Два_20_объекта-outline1" style:display-name="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Два_20_объекта-outline2" style:display-name="Два объекта-outline2" style:family="presentation" style:parent-style-name="Два_20_объекта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Два_20_объекта-outline3" style:display-name="Два объекта-outline3" style:family="presentation" style:parent-style-name="Два_20_объекта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Два_20_объекта-outline4" style:display-name="Два объекта-outline4" style:family="presentation" style:parent-style-name="Два_20_объекта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Два_20_объекта-outline5" style:display-name="Два объекта-outline5" style:family="presentation" style:parent-style-name="Два_20_объекта-outline4">
      <style:paragraph-properties fo:margin-top="0.1cm" fo:margin-bottom="0cm"/>
      <style:text-properties fo:font-size="20pt" style:font-size-asian="20pt" style:font-size-complex="20pt"/>
    </style:style>
    <style:style style:name="Два_20_объекта-outline6" style:display-name="Два объекта-outline6" style:family="presentation" style:parent-style-name="Два_20_объекта-outline5">
      <style:paragraph-properties fo:margin-top="0.1cm" fo:margin-bottom="0cm"/>
      <style:text-properties fo:font-size="20pt" style:font-size-asian="20pt" style:font-size-complex="20pt"/>
    </style:style>
    <style:style style:name="Два_20_объекта-outline7" style:display-name="Два объекта-outline7" style:family="presentation" style:parent-style-name="Два_20_объекта-outline6">
      <style:paragraph-properties fo:margin-top="0.1cm" fo:margin-bottom="0cm"/>
      <style:text-properties fo:font-size="20pt" style:font-size-asian="20pt" style:font-size-complex="20pt"/>
    </style:style>
    <style:style style:name="Два_20_объекта-outline8" style:display-name="Два объекта-outline8" style:family="presentation" style:parent-style-name="Два_20_объекта-outline7">
      <style:paragraph-properties fo:margin-top="0.1cm" fo:margin-bottom="0cm"/>
      <style:text-properties fo:font-size="20pt" style:font-size-asian="20pt" style:font-size-complex="20pt"/>
    </style:style>
    <style:style style:name="Два_20_объекта-outline9" style:display-name="Два объекта-outline9" style:family="presentation" style:parent-style-name="Два_20_объекта-outline8">
      <style:paragraph-properties fo:margin-top="0.1cm" fo:margin-bottom="0cm"/>
      <style:text-properties fo:font-size="20pt" style:font-size-asian="20pt" style:font-size-complex="20pt"/>
    </style:style>
    <style:style style:name="Два_20_объекта-subtitle" style:display-name="Два объекта-subtitle" style:family="presentation">
      <style:graphic-properties draw:stroke="none" draw:fill="none" draw:textarea-vertical-align="middle">
        <text:list-style style:name="Два_20_объекта-subtitle" style:display-name="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Два_20_объекта-title" style:display-name="Два объекта-title" style:family="presentation">
      <style:graphic-properties draw:stroke="none" draw:fill="none" draw:textarea-vertical-align="middle">
        <text:list-style style:name="Два_20_объекта-title" style:display-name="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Сравнение-background" style:family="presentation">
      <style:graphic-properties draw:stroke="none" draw:fill="solid" draw:fill-color="#ffffff"/>
      <style:text-properties style:letter-kerning="true"/>
    </style:style>
    <style:style style:name="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равнение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равнение-outline1" style:family="presentation">
      <style:graphic-properties draw:stroke="none" draw:fill="none" draw:auto-grow-height="false" draw:fit-to-size="false" style:shrink-to-fit="true">
        <text:list-style style:name="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равнение-outline2" style:family="presentation" style:parent-style-name="Сравнение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Сравнение-outline3" style:family="presentation" style:parent-style-name="Сравнение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Сравнение-outline4" style:family="presentation" style:parent-style-name="Сравнение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Сравнение-outline5" style:family="presentation" style:parent-style-name="Сравнение-outline4">
      <style:paragraph-properties fo:margin-top="0.1cm" fo:margin-bottom="0cm"/>
      <style:text-properties fo:font-size="20pt" style:font-size-asian="20pt" style:font-size-complex="20pt"/>
    </style:style>
    <style:style style:name="Сравнение-outline6" style:family="presentation" style:parent-style-name="Сравнение-outline5">
      <style:paragraph-properties fo:margin-top="0.1cm" fo:margin-bottom="0cm"/>
      <style:text-properties fo:font-size="20pt" style:font-size-asian="20pt" style:font-size-complex="20pt"/>
    </style:style>
    <style:style style:name="Сравнение-outline7" style:family="presentation" style:parent-style-name="Сравнение-outline6">
      <style:paragraph-properties fo:margin-top="0.1cm" fo:margin-bottom="0cm"/>
      <style:text-properties fo:font-size="20pt" style:font-size-asian="20pt" style:font-size-complex="20pt"/>
    </style:style>
    <style:style style:name="Сравнение-outline8" style:family="presentation" style:parent-style-name="Сравнение-outline7">
      <style:paragraph-properties fo:margin-top="0.1cm" fo:margin-bottom="0cm"/>
      <style:text-properties fo:font-size="20pt" style:font-size-asian="20pt" style:font-size-complex="20pt"/>
    </style:style>
    <style:style style:name="Сравнение-outline9" style:family="presentation" style:parent-style-name="Сравнение-outline8">
      <style:paragraph-properties fo:margin-top="0.1cm" fo:margin-bottom="0cm"/>
      <style:text-properties fo:font-size="20pt" style:font-size-asian="20pt" style:font-size-complex="20pt"/>
    </style:style>
    <style:style style:name="Сравнение-subtitle" style:family="presentation">
      <style:graphic-properties draw:stroke="none" draw:fill="none" draw:textarea-vertical-align="middle">
        <text:list-style style:name="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равнение-title" style:family="presentation">
      <style:graphic-properties draw:stroke="none" draw:fill="none" draw:textarea-vertical-align="middle">
        <text:list-style style:name="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background" style:display-name="Только заголовок-background" style:family="presentation">
      <style:graphic-properties draw:stroke="none" draw:fill="solid" draw:fill-color="#ffffff"/>
      <style:text-properties style:letter-kerning="true"/>
    </style:style>
    <style:style style:name="Только_20_заголовок-backgroundobjects" style:display-name="Только 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олько_20_заголовок-notes" style:display-name="Только заголовок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outline1" style:display-name="Только заголовок-outline1" style:family="presentation">
      <style:graphic-properties draw:stroke="none" draw:fill="none" draw:auto-grow-height="false" draw:fit-to-size="false" style:shrink-to-fit="true">
        <text:list-style style:name="Только_20_заголовок-outline1" style:display-name="Только 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outline2" style:display-name="Только заголовок-outline2" style:family="presentation" style:parent-style-name="Только_20_заголовок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Только_20_заголовок-outline3" style:display-name="Только заголовок-outline3" style:family="presentation" style:parent-style-name="Только_20_заголовок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Только_20_заголовок-outline4" style:display-name="Только заголовок-outline4" style:family="presentation" style:parent-style-name="Только_20_заголовок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Только_20_заголовок-outline5" style:display-name="Только заголовок-outline5" style:family="presentation" style:parent-style-name="Только_20_заголовок-outline4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6" style:display-name="Только заголовок-outline6" style:family="presentation" style:parent-style-name="Только_20_заголовок-outline5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7" style:display-name="Только заголовок-outline7" style:family="presentation" style:parent-style-name="Только_20_заголовок-outline6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8" style:display-name="Только заголовок-outline8" style:family="presentation" style:parent-style-name="Только_20_заголовок-outline7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9" style:display-name="Только заголовок-outline9" style:family="presentation" style:parent-style-name="Только_20_заголовок-outline8">
      <style:paragraph-properties fo:margin-top="0.1cm" fo:margin-bottom="0cm"/>
      <style:text-properties fo:font-size="20pt" style:font-size-asian="20pt" style:font-size-complex="20pt"/>
    </style:style>
    <style:style style:name="Только_20_заголовок-subtitle" style:display-name="Только заголовок-subtitle" style:family="presentation">
      <style:graphic-properties draw:stroke="none" draw:fill="none" draw:textarea-vertical-align="middle">
        <text:list-style style:name="Только_20_заголовок-subtitle" style:display-name="Только 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title" style:display-name="Только заголовок-title" style:family="presentation">
      <style:graphic-properties draw:stroke="none" draw:fill="none" draw:textarea-vertical-align="middle">
        <text:list-style style:name="Только_20_заголовок-title" style:display-name="Только 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Пустой_20_слайд-background" style:display-name="Пустой слайд-background" style:family="presentation">
      <style:graphic-properties draw:stroke="none" draw:fill="solid" draw:fill-color="#ffffff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false" style:shrink-to-fit="true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2" style:display-name="Пустой слайд-outline2" style:family="presentation" style:parent-style-name="Пустой_20_слайд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Пустой_20_слайд-outline3" style:display-name="Пустой слайд-outline3" style:family="presentation" style:parent-style-name="Пустой_20_слайд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Пустой_20_слайд-outline4" style:display-name="Пустой слайд-outline4" style:family="presentation" style:parent-style-name="Пустой_20_слайд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background" style:display-name="Объект с подписью-background" style:family="presentation">
      <style:graphic-properties draw:stroke="none" draw:fill="solid" draw:fill-color="#ffffff"/>
      <style:text-properties style:letter-kerning="true"/>
    </style:style>
    <style:style style:name="Объект_20_с_20_подписью-backgroundobjects" style:display-name="Объект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ъект_20_с_20_подписью-notes" style:display-name="Объект с подписью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outline1" style:display-name="Объект с подписью-outline1" style:family="presentation">
      <style:graphic-properties draw:stroke="none" draw:fill="none" draw:auto-grow-height="false" draw:fit-to-size="false" style:shrink-to-fit="true">
        <text:list-style style:name="Объект_20_с_20_подписью-outline1" style:display-name="Объект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outline2" style:display-name="Объект с подписью-outline2" style:family="presentation" style:parent-style-name="Объект_20_с_20_подписью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ъект_20_с_20_подписью-outline3" style:display-name="Объект с подписью-outline3" style:family="presentation" style:parent-style-name="Объект_20_с_20_подписью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ъект_20_с_20_подписью-outline4" style:display-name="Объект с подписью-outline4" style:family="presentation" style:parent-style-name="Объект_20_с_20_подписью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ъект_20_с_20_подписью-outline5" style:display-name="Объект с подписью-outline5" style:family="presentation" style:parent-style-name="Объект_20_с_20_подписью-outline4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6" style:display-name="Объект с подписью-outline6" style:family="presentation" style:parent-style-name="Объект_20_с_20_подписью-outline5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7" style:display-name="Объект с подписью-outline7" style:family="presentation" style:parent-style-name="Объект_20_с_20_подписью-outline6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8" style:display-name="Объект с подписью-outline8" style:family="presentation" style:parent-style-name="Объект_20_с_20_подписью-outline7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9" style:display-name="Объект с подписью-outline9" style:family="presentation" style:parent-style-name="Объект_20_с_20_подписью-outline8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subtitle" style:display-name="Объект с подписью-subtitle" style:family="presentation">
      <style:graphic-properties draw:stroke="none" draw:fill="none" draw:textarea-vertical-align="middle">
        <text:list-style style:name="Объект_20_с_20_подписью-subtitle" style:display-name="Объект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title" style:display-name="Объект с подписью-title" style:family="presentation">
      <style:graphic-properties draw:stroke="none" draw:fill="none" draw:textarea-vertical-align="middle">
        <text:list-style style:name="Объект_20_с_20_подписью-title" style:display-name="Объект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background" style:display-name="Рисунок с подписью-background" style:family="presentation">
      <style:graphic-properties draw:stroke="none" draw:fill="solid" draw:fill-color="#ffffff"/>
      <style:text-properties style:letter-kerning="true"/>
    </style:style>
    <style:style style:name="Рисунок_20_с_20_подписью-backgroundobjects" style:display-name="Рисунок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исунок_20_с_20_подписью-notes" style:display-name="Рисунок с подписью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outline1" style:display-name="Рисунок с подписью-outline1" style:family="presentation">
      <style:graphic-properties draw:stroke="none" draw:fill="none" draw:auto-grow-height="false" draw:fit-to-size="false" style:shrink-to-fit="true">
        <text:list-style style:name="Рисунок_20_с_20_подписью-outline1" style:display-name="Рисунок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outline2" style:display-name="Рисунок с подписью-outline2" style:family="presentation" style:parent-style-name="Рисунок_20_с_20_подписью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Рисунок_20_с_20_подписью-outline3" style:display-name="Рисунок с подписью-outline3" style:family="presentation" style:parent-style-name="Рисунок_20_с_20_подписью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Рисунок_20_с_20_подписью-outline4" style:display-name="Рисунок с подписью-outline4" style:family="presentation" style:parent-style-name="Рисунок_20_с_20_подписью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Рисунок_20_с_20_подписью-outline5" style:display-name="Рисунок с подписью-outline5" style:family="presentation" style:parent-style-name="Рисунок_20_с_20_подписью-outline4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6" style:display-name="Рисунок с подписью-outline6" style:family="presentation" style:parent-style-name="Рисунок_20_с_20_подписью-outline5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7" style:display-name="Рисунок с подписью-outline7" style:family="presentation" style:parent-style-name="Рисунок_20_с_20_подписью-outline6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8" style:display-name="Рисунок с подписью-outline8" style:family="presentation" style:parent-style-name="Рисунок_20_с_20_подписью-outline7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9" style:display-name="Рисунок с подписью-outline9" style:family="presentation" style:parent-style-name="Рисунок_20_с_20_подписью-outline8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subtitle" style:display-name="Рисунок с подписью-subtitle" style:family="presentation">
      <style:graphic-properties draw:stroke="none" draw:fill="none" draw:textarea-vertical-align="middle">
        <text:list-style style:name="Рисунок_20_с_20_подписью-subtitle" style:display-name="Рисунок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title" style:display-name="Рисунок с подписью-title" style:family="presentation">
      <style:graphic-properties draw:stroke="none" draw:fill="none" draw:textarea-vertical-align="middle">
        <text:list-style style:name="Рисунок_20_с_20_подписью-title" style:display-name="Рисунок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background" style:display-name="Заголовок и вертикальный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вертикальный_20_текст-backgroundobjects" style:display-name="Заголовок и вертикальный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вертикальный_20_текст-notes" style:display-name="Заголовок и вертикальный текс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outline1" style:display-name="Заголовок и вертикальный текст-outline1" style:family="presentation">
      <style:graphic-properties draw:stroke="none" draw:fill="none" draw:auto-grow-height="false" draw:fit-to-size="false" style:shrink-to-fit="true">
        <text:list-style style:name="Заголовок_20_и_20_вертикальный_20_текст-outline1" style:display-name="Заголовок и вертикальный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outline2" style:display-name="Заголовок и вертикальный текст-outline2" style:family="presentation" style:parent-style-name="Заголовок_20_и_20_вертикальный_20_текст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Заголовок_20_и_20_вертикальный_20_текст-outline3" style:display-name="Заголовок и вертикальный текст-outline3" style:family="presentation" style:parent-style-name="Заголовок_20_и_20_вертикальный_20_текст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Заголовок_20_и_20_вертикальный_20_текст-outline4" style:display-name="Заголовок и вертикальный текст-outline4" style:family="presentation" style:parent-style-name="Заголовок_20_и_20_вертикальный_20_текст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Заголовок_20_и_20_вертикальный_20_текст-outline5" style:display-name="Заголовок и вертикальный текст-outline5" style:family="presentation" style:parent-style-name="Заголовок_20_и_20_вертикальный_20_текс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6" style:display-name="Заголовок и вертикальный текст-outline6" style:family="presentation" style:parent-style-name="Заголовок_20_и_20_вертикальный_20_текс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7" style:display-name="Заголовок и вертикальный текст-outline7" style:family="presentation" style:parent-style-name="Заголовок_20_и_20_вертикальный_20_текс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8" style:display-name="Заголовок и вертикальный текст-outline8" style:family="presentation" style:parent-style-name="Заголовок_20_и_20_вертикальный_20_текс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9" style:display-name="Заголовок и вертикальный текст-outline9" style:family="presentation" style:parent-style-name="Заголовок_20_и_20_вертикальный_20_текс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subtitle" style:display-name="Заголовок и вертикальный текст-subtitle" style:family="presentation">
      <style:graphic-properties draw:stroke="none" draw:fill="none" draw:textarea-vertical-align="middle">
        <text:list-style style:name="Заголовок_20_и_20_вертикальный_20_текст-subtitle" style:display-name="Заголовок и вертикальный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title" style:display-name="Заголовок и вертикальный текст-title" style:family="presentation">
      <style:graphic-properties draw:stroke="none" draw:fill="none" draw:textarea-vertical-align="middle">
        <text:list-style style:name="Заголовок_20_и_20_вертикальный_20_текст-title" style:display-name="Заголовок и вертикальный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background" style:display-name="Вертикальный заголовок и текст-background" style:family="presentation">
      <style:graphic-properties draw:stroke="none" draw:fill="solid" draw:fill-color="#ffffff"/>
      <style:text-properties style:letter-kerning="true"/>
    </style:style>
    <style:style style:name="Вертикальный_20_заголовок_20_и_20_текст-backgroundobjects" style:display-name="Вертикальный 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Вертикальный_20_заголовок_20_и_20_текст-notes" style:display-name="Вертикальный заголовок и текс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outline1" style:display-name="Вертикальный заголовок и текст-outline1" style:family="presentation">
      <style:graphic-properties draw:stroke="none" draw:fill="none" draw:auto-grow-height="false" draw:fit-to-size="false" style:shrink-to-fit="true">
        <text:list-style style:name="Вертикальный_20_заголовок_20_и_20_текст-outline1" style:display-name="Вертикальный заголовок и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outline2" style:display-name="Вертикальный заголовок и текст-outline2" style:family="presentation" style:parent-style-name="Вертикальный_20_заголовок_20_и_20_текст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Вертикальный_20_заголовок_20_и_20_текст-outline3" style:display-name="Вертикальный заголовок и текст-outline3" style:family="presentation" style:parent-style-name="Вертикальный_20_заголовок_20_и_20_текст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Вертикальный_20_заголовок_20_и_20_текст-outline4" style:display-name="Вертикальный заголовок и текст-outline4" style:family="presentation" style:parent-style-name="Вертикальный_20_заголовок_20_и_20_текст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Вертикальный_20_заголовок_20_и_20_текст-outline5" style:display-name="Вертикальный заголовок и текст-outline5" style:family="presentation" style:parent-style-name="Вертикальный_20_заголовок_20_и_20_текст-outline4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6" style:display-name="Вертикальный заголовок и текст-outline6" style:family="presentation" style:parent-style-name="Вертикальный_20_заголовок_20_и_20_текст-outline5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7" style:display-name="Вертикальный заголовок и текст-outline7" style:family="presentation" style:parent-style-name="Вертикальный_20_заголовок_20_и_20_текст-outline6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8" style:display-name="Вертикальный заголовок и текст-outline8" style:family="presentation" style:parent-style-name="Вертикальный_20_заголовок_20_и_20_текст-outline7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9" style:display-name="Вертикальный заголовок и текст-outline9" style:family="presentation" style:parent-style-name="Вертикальный_20_заголовок_20_и_20_текст-outline8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subtitle" style:display-name="Вертикальный заголовок и текст-subtitle" style:family="presentation">
      <style:graphic-properties draw:stroke="none" draw:fill="none" draw:textarea-vertical-align="middle">
        <text:list-style style:name="Вертикальный_20_заголовок_20_и_20_текст-subtitle" style:display-name="Вертикальный заголовок и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title" style:display-name="Вертикальный заголовок и текст-title" style:family="presentation">
      <style:graphic-properties draw:stroke="none" draw:fill="none" draw:textarea-vertical-align="middle">
        <text:list-style style:name="Вертикальный_20_заголовок_20_и_20_текст-title" style:display-name="Вертикальный заголовок и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false" style:shrink-to-fit="true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background" style:display-name="Заголовок раздела-background" style:family="presentation">
      <style:graphic-properties draw:stroke="none" draw:fill="solid" draw:fill-color="#ffffff"/>
      <style:text-properties style:letter-kerning="true"/>
    </style:style>
    <style:style style:name="Заголовок_20_раздела-backgroundobjects" style:display-name="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раздела-notes" style:display-name="Заголовок раздела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outline1" style:display-name="Заголовок раздела-outline1" style:family="presentation">
      <style:graphic-properties draw:stroke="none" draw:fill="none" draw:auto-grow-height="false" draw:fit-to-size="false" style:shrink-to-fit="true">
        <text:list-style style:name="Заголовок_20_раздела-outline1" style:display-name="Заголовок 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outline2" style:display-name="Заголовок раздела-outline2" style:family="presentation" style:parent-style-name="Заголовок_20_раздела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Заголовок_20_раздела-outline3" style:display-name="Заголовок раздела-outline3" style:family="presentation" style:parent-style-name="Заголовок_20_раздела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Заголовок_20_раздела-outline4" style:display-name="Заголовок раздела-outline4" style:family="presentation" style:parent-style-name="Заголовок_20_раздела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Заголовок_20_раздела-outline5" style:display-name="Заголовок раздела-outline5" style:family="presentation" style:parent-style-name="Заголовок_20_раздела-outline4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6" style:display-name="Заголовок раздела-outline6" style:family="presentation" style:parent-style-name="Заголовок_20_раздела-outline5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7" style:display-name="Заголовок раздела-outline7" style:family="presentation" style:parent-style-name="Заголовок_20_раздела-outline6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8" style:display-name="Заголовок раздела-outline8" style:family="presentation" style:parent-style-name="Заголовок_20_раздела-outline7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9" style:display-name="Заголовок раздела-outline9" style:family="presentation" style:parent-style-name="Заголовок_20_раздела-outline8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subtitle" style:display-name="Заголовок раздела-subtitle" style:family="presentation">
      <style:graphic-properties draw:stroke="none" draw:fill="none" draw:textarea-vertical-align="middle">
        <text:list-style style:name="Заголовок_20_раздела-subtitle" style:display-name="Заголовок 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title" style:display-name="Заголовок раздела-title" style:family="presentation">
      <style:graphic-properties draw:stroke="none" draw:fill="none" draw:textarea-vertical-align="middle">
        <text:list-style style:name="Заголовок_20_раздела-title" style:display-name="Заголовок 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Два_20_объект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Сравнение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Сравнение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Только_20_заголовок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Только_20_заголовок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Только_20_заголовок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Только_20_заголовок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Только_20_заголовок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Пусто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Пустой_20_слайд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Пустой_20_слайд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Пусто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Объект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Объект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Объект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Объект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6" style:family="presentation" style:parent-style-name="Объект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Рисунок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Рисунок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9" style:family="presentation" style:parent-style-name="Рисунок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Рисунок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Рисунок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Рисунок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Титульны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Титульны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Заголовок_20_и_20_вертикальный_20_текс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Заголовок_20_и_20_вертикальный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39" style:family="presentation" style:parent-style-name="Заголовок_20_и_20_вертикальный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Заголовок_20_и_20_вертикальный_20_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1" style:family="presentation" style:parent-style-name="Заголовок_20_и_20_вертикальный_20_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2" style:family="presentation" style:parent-style-name="Вертикальный_20_заголовок_20_и_20_текст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43" style:family="presentation" style:parent-style-name="Вертикальный_20_заголовок_20_и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44" style:family="presentation" style:parent-style-name="Вертикальный_20_заголовок_20_и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Вертикальный_20_заголовок_20_и_20_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Вертикальный_20_заголовок_20_и_20_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Заголовок_20_и_20_объек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Заголовок_20_и_20_объек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1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2" style:family="presentation" style:parent-style-name="Заголовок_20_раздел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Заголовок_20_раздел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Заголовок_20_раздел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Заголовок_20_раздел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6" style:family="presentation" style:parent-style-name="Заголовок_20_раздел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loext:tab-stop-distance="2.54cm">
        <style:tab-stops>
          <style:tab-stop style:position="0cm"/>
        </style:tab-stops>
      </style:paragraph-properties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  <style:text-properties fo:font-size="18pt"/>
    </style:style>
    <style:style style:name="MP8" style:family="paragraph">
      <style:paragraph-properties fo:margin-left="0cm" fo:margin-right="0cm" fo:margin-top="0.176cm" fo:margin-bottom="0cm" fo:line-height="90%" fo:text-align="start" fo:text-indent="0cm" loext:tab-stop-distance="2.54cm">
        <style:tab-stops/>
      </style:paragraph-properties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font-independent-line-spacing="true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4" style:family="paragraph">
      <style:paragraph-properties fo:margin-left="0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  <style:text-properties fo:font-size="18pt"/>
    </style:style>
    <style:style style:name="MP15" style:family="paragraph">
      <style:paragraph-properties fo:margin-left="0cm" fo:margin-right="0cm" fo:margin-top="0.5cm" fo:margin-bottom="0cm" fo:line-height="90%" fo:text-align="start" fo:text-indent="0cm"/>
      <style:text-properties fo:font-size="18pt"/>
    </style:style>
    <style:style style:name="MP16" style:family="paragraph">
      <style:paragraph-properties fo:margin-left="0cm" fo:margin-right="0cm" fo:margin-top="0.4cm" fo:margin-bottom="0cm" fo:line-height="90%" fo:text-align="start" fo:text-indent="0cm"/>
      <style:text-properties fo:font-size="18pt"/>
    </style:style>
    <style:style style:name="MP17" style:family="paragraph">
      <style:paragraph-properties fo:margin-left="0cm" fo:margin-right="0cm" fo:margin-top="0.3cm" fo:margin-bottom="0cm" fo:line-height="90%" fo:text-align="start" fo:text-indent="0cm"/>
      <style:text-properties fo:font-size="18pt"/>
    </style:style>
    <style:style style:name="MP18" style:family="paragraph">
      <style:paragraph-properties fo:margin-left="0cm" fo:margin-right="0cm" fo:margin-top="0.2cm" fo:margin-bottom="0cm" fo:line-height="90%" fo:text-align="start" fo:text-indent="0cm"/>
      <style:text-properties fo:font-size="18pt"/>
    </style:style>
    <style:style style:name="MP19" style:family="paragraph">
      <style:paragraph-properties fo:margin-left="0cm" fo:margin-right="0cm" fo:margin-top="0.1cm" fo:margin-bottom="0cm" fo:line-height="90%" fo:text-align="start" fo:text-indent="0cm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MP21" style:family="paragraph">
      <style:paragraph-properties fo:margin-left="0cm" fo:margin-right="0cm" fo:margin-top="0cm" fo:margin-bottom="0cm" fo:line-height="90%" fo:text-align="center" fo:text-indent="0cm" loext:tab-stop-distance="2.54cm">
        <style:tab-stops>
          <style:tab-stop style:position="0cm"/>
        </style:tab-stops>
      </style:paragraph-properties>
      <style:text-properties fo:font-size="18pt"/>
    </style:style>
    <style:style style:name="MP2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1" fo:font-size="44pt" fo:letter-spacing="normal" fo:language="ru" fo:country="RU" fo:font-style="normal" style:text-underline-style="none" fo:font-weight="normal" fo:background-color="transparent" style:font-name-asian="Arial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ru" fo:country="RU" fo:font-style="normal" style:text-underline-style="none" fo:font-weight="normal" fo:background-color="transparent" style:font-name-asian="Arial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ru" fo:country="RU" fo:font-style="normal" style:text-underline-style="none" fo:font-weight="normal" fo:background-color="transparent" style:font-name-asian="Arial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ru" fo:country="RU" fo:font-style="normal" style:text-underline-style="none" fo:font-weight="normal" fo:background-color="transparent" style:font-name-asian="Arial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ru" fo:country="RU" fo:font-style="normal" style:text-underline-style="none" fo:font-weight="normal" fo:background-color="transparent" style:font-name-asian="Ari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ru" fo:country="RU" fo:font-style="normal" style:text-underline-style="none" fo:font-weight="bold" fo:background-color="transparent" style:font-name-asian="Arial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1" fo:font-size="32pt" fo:letter-spacing="normal" fo:language="ru" fo:country="RU" fo:font-style="normal" style:text-underline-style="none" fo:font-weight="normal" fo:background-color="transparent" style:font-name-asian="Arial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2pt" fo:letter-spacing="normal" fo:language="ru" fo:country="RU" fo:font-style="normal" style:text-underline-style="none" fo:font-weight="normal" fo:background-color="transparent" style:font-name-asian="Arial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ru" fo:country="RU" fo:font-style="normal" style:text-underline-style="none" fo:font-weight="normal" fo:background-color="transparent" style:font-name-asian="Ari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1" fo:font-size="60pt" fo:letter-spacing="normal" fo:language="ru" fo:country="RU" fo:font-style="normal" style:text-underline-style="none" fo:font-weight="normal" fo:background-color="transparent" style:font-name-asian="Arial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16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24pt" fo:letter-spacing="normal" fo:language="ru" fo:country="RU" fo:font-style="normal" style:text-underline-style="none" fo:font-weight="normal" fo:background-color="transparent" style:font-name-asian="Arial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5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">
        <style:list-level-properties text:space-before="5.4cm" text:min-label-width="0.6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6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">
        <style:list-level-properties text:space-before="5.4cm" text:min-label-width="0.6cm"/>
        <style:text-properties fo:font-family="Wingdings" style:font-charset="x-symbol" fo:color="#000000" fo:font-size="45%"/>
      </text:list-level-style-bullet>
      <text:list-level-style-bullet text:level="6" text:bullet-char="">
        <style:list-level-properties text:space-before="6.6cm" text:min-label-width="0.6cm"/>
        <style:text-properties fo:font-family="Wingdings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7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">
        <style:list-level-properties text:space-before="5.4cm" text:min-label-width="0.6cm"/>
        <style:text-properties fo:font-family="Wingdings" style:font-charset="x-symbol" fo:color="#000000" fo:font-size="45%"/>
      </text:list-level-style-bullet>
      <text:list-level-style-bullet text:level="6" text:bullet-char="">
        <style:list-level-properties text:space-before="6.6cm" text:min-label-width="0.6cm"/>
        <style:text-properties fo:font-family="Wingdings" style:font-charset="x-symbol" fo:color="#000000" fo:font-size="45%"/>
      </text:list-level-style-bullet>
      <text:list-level-style-bullet text:level="7" text:bullet-char="">
        <style:list-level-properties text:space-before="7.8cm" text:min-label-width="0.6cm"/>
        <style:text-properties fo:font-family="Wingdings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8">
      <text:list-level-style-number text:level="1" style:num-format="">
        <style:list-level-properties text:space-before="0.3cm" text:min-label-width="0.9cm"/>
        <style:text-properties fo:color="#787878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6</text:page-number></text:p>
        </draw:text-box>
      </draw:frame>
    </style:handout-master>
    <style:master-page style:name="Два_20_объекта" style:display-name="Два объекта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laceHolder 1" presentation:style-name="Mpr1" draw:text-style-name="MP6" draw:layer="backgroundobjects" svg:width="29.207cm" svg:height="3.679cm" svg:x="2.328cm" svg:y="1.014cm" presentation:class="title" presentation:user-transformed="true">
        <draw:text-box>
          <text:p text:style-name="MP5"><text:span text:style-name="MT1">Образец заголовка</text:span></text:p>
        </draw:text-box>
      </draw:frame>
      <draw:frame draw:name="PlaceHolder 2" presentation:style-name="Mpr2" draw:text-style-name="MP6" draw:layer="backgroundobjects" svg:width="14.39cm" svg:height="12.084cm" svg:x="2.328cm" svg:y="5.071cm" presentation:class="outline" presentation:user-transformed="true">
        <draw:text-box>
          <text:list text:style-name="ML3">
            <text:list-item>
              <text:p text:style-name="MP7"><text:span text:style-name="MT2">Образец текста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Второй уровен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4">Третий уровень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2" draw:text-style-name="MP6" draw:layer="backgroundobjects" svg:width="14.39cm" svg:height="12.084cm" svg:x="17.145cm" svg:y="5.071cm" presentation:class="outline" presentation:user-transformed="true">
        <draw:text-box>
          <text:list text:style-name="ML3">
            <text:list-item>
              <text:p text:style-name="MP7"><text:span text:style-name="MT2">Образец текста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Второй уровен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4">Третий уровень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3" draw:text-style-name="MP10" draw:layer="backgroundobjects" svg:width="7.617cm" svg:height="1.011cm" svg:x="2.328cm" svg:y="17.657cm" presentation:class="date-time" presentation:user-transformed="true">
        <draw:text-box>
          <text:p text:style-name="MP9"><text:span text:style-name="MT6"><presentation:date-time/></text:span></text:p>
        </draw:text-box>
      </draw:frame>
      <draw:frame draw:name="PlaceHolder 5" presentation:style-name="Mpr3" draw:text-style-name="MP12" draw:layer="backgroundobjects" svg:width="11.427cm" svg:height="1.011cm" svg:x="11.218cm" svg:y="17.657cm" presentation:class="footer" presentation:user-transformed="true">
        <draw:text-box>
          <text:p text:style-name="MP11"><text:span text:style-name="MT6"><presentation:footer/></text:span></text:p>
        </draw:text-box>
      </draw:frame>
      <draw:frame draw:name="PlaceHolder 6" presentation:style-name="Mpr3" draw:text-style-name="MP13" draw:layer="backgroundobjects" svg:width="7.617cm" svg:height="1.011cm" svg:x="23.918cm" svg:y="17.657cm" presentation:class="page-number" presentation:user-transformed="true">
        <draw:text-box>
          <text:p/>
        </draw:text-box>
      </draw:frame>
      <presentation:notes style:page-layout-name="PM0">
        <draw:page-thumbnail presentation:style-name="Два_20_объекта-title" draw:layer="backgroundobjects" svg:width="19.798cm" svg:height="11.136cm" svg:x="0.6cm" svg:y="2.257cm" presentation:class="page"/>
        <draw:frame presentation:style-name="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Сравнение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laceHolder 1" presentation:style-name="Mpr6" draw:text-style-name="MP6" draw:layer="backgroundobjects" svg:width="29.207cm" svg:height="3.679cm" svg:x="2.333cm" svg:y="1.014cm" presentation:class="title" presentation:user-transformed="true">
        <draw:text-box>
          <text:p text:style-name="MP5"><text:span text:style-name="MT1">Образец заголовка</text:span></text:p>
        </draw:text-box>
      </draw:frame>
      <draw:frame draw:name="PlaceHolder 2" presentation:style-name="Mpr7" draw:text-style-name="MP6" draw:layer="backgroundobjects" svg:width="14.324cm" svg:height="2.286cm" svg:x="2.333cm" svg:y="4.67cm" presentation:class="outline" presentation:user-transformed="true">
        <draw:text-box>
          <text:p text:style-name="MP14"><text:span text:style-name="MT7">Образец текста</text:span></text:p>
        </draw:text-box>
      </draw:frame>
      <draw:frame draw:name="PlaceHolder 3" presentation:style-name="Mpr8" draw:text-style-name="MP6" draw:layer="backgroundobjects" svg:width="14.324cm" svg:height="10.232cm" svg:x="2.333cm" svg:y="6.959cm" presentation:class="outline" presentation:user-transformed="true">
        <draw:text-box>
          <text:list text:style-name="ML3">
            <text:list-item>
              <text:p text:style-name="MP7"><text:span text:style-name="MT2">Образец текста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Второй уровен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4">Третий уровень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7" draw:text-style-name="MP6" draw:layer="backgroundobjects" svg:width="14.395cm" svg:height="2.286cm" svg:x="17.145cm" svg:y="4.67cm" presentation:class="outline" presentation:user-transformed="true">
        <draw:text-box>
          <text:p text:style-name="MP14"><text:span text:style-name="MT7">Образец текста</text:span></text:p>
        </draw:text-box>
      </draw:frame>
      <draw:frame draw:name="PlaceHolder 5" presentation:style-name="Mpr8" draw:text-style-name="MP6" draw:layer="backgroundobjects" svg:width="14.395cm" svg:height="10.232cm" svg:x="17.145cm" svg:y="6.959cm" presentation:class="outline" presentation:user-transformed="true">
        <draw:text-box>
          <text:list text:style-name="ML3">
            <text:list-item>
              <text:p text:style-name="MP7"><text:span text:style-name="MT2">Образец текста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Второй уровен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4">Третий уровень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6" presentation:style-name="Mpr9" draw:text-style-name="MP10" draw:layer="backgroundobjects" svg:width="7.617cm" svg:height="1.011cm" svg:x="2.328cm" svg:y="17.657cm" presentation:class="date-time" presentation:user-transformed="true">
        <draw:text-box>
          <text:p text:style-name="MP9"><text:span text:style-name="MT6"><presentation:date-time/></text:span></text:p>
        </draw:text-box>
      </draw:frame>
      <draw:frame draw:name="PlaceHolder 7" presentation:style-name="Mpr9" draw:text-style-name="MP12" draw:layer="backgroundobjects" svg:width="11.427cm" svg:height="1.011cm" svg:x="11.218cm" svg:y="17.657cm" presentation:class="footer" presentation:user-transformed="true">
        <draw:text-box>
          <text:p text:style-name="MP11"><text:span text:style-name="MT6"><presentation:footer/></text:span></text:p>
        </draw:text-box>
      </draw:frame>
      <draw:frame draw:name="PlaceHolder 8" presentation:style-name="Mpr9" draw:text-style-name="MP13" draw:layer="backgroundobjects" svg:width="7.617cm" svg:height="1.011cm" svg:x="23.918cm" svg:y="17.657cm" presentation:class="page-number" presentation:user-transformed="true">
        <draw:text-box>
          <text:p/>
        </draw:text-box>
      </draw:frame>
      <presentation:notes style:page-layout-name="PM0">
        <draw:page-thumbnail presentation:style-name="Сравнение-title" draw:layer="backgroundobjects" svg:width="0cm" svg:height="0cm" svg:x="0cm" svg:y="2.257cm" presentation:class="page"/>
        <draw:frame presentation:style-name="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Только_20_заголовок" style:display-name="Только заголовок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laceHolder 1" presentation:style-name="Mpr12" draw:text-style-name="MP6" draw:layer="backgroundobjects" svg:width="29.207cm" svg:height="3.679cm" svg:x="2.328cm" svg:y="1.014cm" presentation:class="title" presentation:user-transformed="true">
        <draw:text-box>
          <text:p text:style-name="MP5"><text:span text:style-name="MT1">Образец заголовка</text:span></text:p>
        </draw:text-box>
      </draw:frame>
      <draw:frame draw:name="PlaceHolder 2" presentation:style-name="Mpr13" draw:text-style-name="MP10" draw:layer="backgroundobjects" svg:width="7.617cm" svg:height="1.011cm" svg:x="2.328cm" svg:y="17.657cm" presentation:class="date-time" presentation:user-transformed="true">
        <draw:text-box>
          <text:p text:style-name="MP9"><text:span text:style-name="MT6"><presentation:date-time/></text:span></text:p>
        </draw:text-box>
      </draw:frame>
      <draw:frame draw:name="PlaceHolder 3" presentation:style-name="Mpr13" draw:text-style-name="MP12" draw:layer="backgroundobjects" svg:width="11.427cm" svg:height="1.011cm" svg:x="11.218cm" svg:y="17.657cm" presentation:class="footer" presentation:user-transformed="true">
        <draw:text-box>
          <text:p text:style-name="MP11"><text:span text:style-name="MT6"><presentation:footer/></text:span></text:p>
        </draw:text-box>
      </draw:frame>
      <draw:frame draw:name="PlaceHolder 4" presentation:style-name="Mpr13" draw:text-style-name="MP13" draw:layer="backgroundobjects" svg:width="7.617cm" svg:height="1.011cm" svg:x="23.918cm" svg:y="17.657cm" presentation:class="page-number" presentation:user-transformed="true">
        <draw:text-box>
          <text:p/>
        </draw:text-box>
      </draw:frame>
      <draw:frame draw:name="PlaceHolder 5" presentation:style-name="Mpr14" draw:text-style-name="MP6" draw:layer="backgroundobjects" svg:width="30.477cm" svg:height="11.046cm" svg:x="1.693cm" svg:y="4.457cm" presentation:class="outline" presentation:user-transformed="true">
        <draw:text-box>
          <text:list text:style-name="ML11">
            <text:list-item>
              <text:p text:style-name="MP15"><text:span text:style-name="MT8">Для правки структуры щёлкните мышью</text:span></text:p>
            </text:list-item>
          </text:list>
          <text:list text:style-name="ML12">
            <text:list-item>
              <text:list>
                <text:list-item>
                  <text:p text:style-name="MP16"><text:span text:style-name="MT9">Второй уровень структуры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17"><text:span text:style-name="MT10">Третий уровень структуры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Четвёртый уровень структуры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9">Пятый уровень структуры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9"><text:span text:style-name="MT9">Шестой уровень структуры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9"><text:span text:style-name="MT9">Седьмой уровень структуры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Только_20_заголовок-title" draw:layer="backgroundobjects" svg:width="0cm" svg:height="0cm" svg:x="0cm" svg:y="2.257cm" presentation:class="page"/>
        <draw:frame presentation:style-name="Только_20_заголовок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Пустой_20_слайд" style:display-name="Пустой слайд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laceHolder 1" presentation:style-name="Mpr17" draw:text-style-name="MP10" draw:layer="backgroundobjects" svg:width="7.617cm" svg:height="1.011cm" svg:x="2.328cm" svg:y="17.657cm" presentation:class="date-time" presentation:user-transformed="true">
        <draw:text-box>
          <text:p text:style-name="MP9"><text:span text:style-name="MT6"><presentation:date-time/></text:span></text:p>
        </draw:text-box>
      </draw:frame>
      <draw:frame draw:name="PlaceHolder 2" presentation:style-name="Mpr17" draw:text-style-name="MP12" draw:layer="backgroundobjects" svg:width="11.427cm" svg:height="1.011cm" svg:x="11.218cm" svg:y="17.657cm" presentation:class="footer" presentation:user-transformed="true">
        <draw:text-box>
          <text:p text:style-name="MP11"><text:span text:style-name="MT6"><presentation:footer/></text:span></text:p>
        </draw:text-box>
      </draw:frame>
      <draw:frame draw:name="PlaceHolder 3" presentation:style-name="Mpr17" draw:text-style-name="MP13" draw:layer="backgroundobjects" svg:width="7.617cm" svg:height="1.011cm" svg:x="23.918cm" svg:y="17.657cm" presentation:class="page-number" presentation:user-transformed="true">
        <draw:text-box>
          <text:p/>
        </draw:text-box>
      </draw:frame>
      <draw:frame draw:name="PlaceHolder 4" presentation:style-name="Mpr18" draw:text-style-name="MP6" draw:layer="backgroundobjects" svg:width="30.477cm" svg:height="3.178cm" svg:x="1.693cm" svg:y="0.76cm" presentation:class="title" presentation:user-transformed="true">
        <draw:text-box>
          <text:p text:style-name="MP20"><text:span text:style-name="MT10">Для правки текста заглавия щёлкните мышью</text:span></text:p>
        </draw:text-box>
      </draw:frame>
      <draw:frame draw:name="PlaceHolder 5" presentation:style-name="Mpr19" draw:text-style-name="MP6" draw:layer="backgroundobjects" svg:width="30.477cm" svg:height="11.046cm" svg:x="1.693cm" svg:y="4.457cm" presentation:class="outline" presentation:user-transformed="true">
        <draw:text-box>
          <text:list text:style-name="ML11">
            <text:list-item>
              <text:p text:style-name="MP15"><text:span text:style-name="MT8">Для правки структуры щёлкните мышью</text:span></text:p>
            </text:list-item>
          </text:list>
          <text:list text:style-name="ML12">
            <text:list-item>
              <text:list>
                <text:list-item>
                  <text:p text:style-name="MP16"><text:span text:style-name="MT9">Второй уровень структуры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17"><text:span text:style-name="MT10">Третий уровень структуры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Четвёртый уровень структуры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9">Пятый уровень структуры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9"><text:span text:style-name="MT9">Шестой уровень структуры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9"><text:span text:style-name="MT9">Седьмой уровень структуры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Пустой_20_слайд-title" draw:layer="backgroundobjects" svg:width="0cm" svg:height="0cm" svg:x="0cm" svg:y="2.257cm" presentation:class="page"/>
        <draw:frame presentation:style-name="Пуст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Объект_20_с_20_подписью" style:display-name="Объект с подписью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laceHolder 1" presentation:style-name="Mpr22" draw:text-style-name="MP6" draw:layer="backgroundobjects" svg:width="10.92cm" svg:height="4.442cm" svg:x="2.333cm" svg:y="1.27cm" presentation:class="title" presentation:user-transformed="true">
        <draw:text-box>
          <text:p text:style-name="MP5"><text:span text:style-name="MT11">Образец заголовка</text:span></text:p>
        </draw:text-box>
      </draw:frame>
      <draw:frame draw:name="PlaceHolder 2" presentation:style-name="Mpr23" draw:text-style-name="MP6" draw:layer="backgroundobjects" svg:width="17.142cm" svg:height="13.535cm" svg:x="14.398cm" svg:y="2.743cm" presentation:class="outline" presentation:user-transformed="true">
        <draw:text-box>
          <text:list text:style-name="ML3">
            <text:list-item>
              <text:p text:style-name="MP7"><text:span text:style-name="MT12">Образец текста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2">Второй уровен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3">Третий уровень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4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23" draw:text-style-name="MP6" draw:layer="backgroundobjects" svg:width="10.92cm" svg:height="10.585cm" svg:x="2.333cm" svg:y="5.715cm" presentation:class="outline" presentation:user-transformed="true">
        <draw:text-box>
          <text:p text:style-name="MP14"><text:span text:style-name="MT13">Образец текста</text:span></text:p>
        </draw:text-box>
      </draw:frame>
      <draw:frame draw:name="PlaceHolder 4" presentation:style-name="Mpr24" draw:text-style-name="MP10" draw:layer="backgroundobjects" svg:width="7.617cm" svg:height="1.011cm" svg:x="2.328cm" svg:y="17.657cm" presentation:class="date-time" presentation:user-transformed="true">
        <draw:text-box>
          <text:p text:style-name="MP9"><text:span text:style-name="MT6"><presentation:date-time/></text:span></text:p>
        </draw:text-box>
      </draw:frame>
      <draw:frame draw:name="PlaceHolder 5" presentation:style-name="Mpr24" draw:text-style-name="MP12" draw:layer="backgroundobjects" svg:width="11.427cm" svg:height="1.011cm" svg:x="11.218cm" svg:y="17.657cm" presentation:class="footer" presentation:user-transformed="true">
        <draw:text-box>
          <text:p text:style-name="MP11"><text:span text:style-name="MT6"><presentation:footer/></text:span></text:p>
        </draw:text-box>
      </draw:frame>
      <draw:frame draw:name="PlaceHolder 6" presentation:style-name="Mpr24" draw:text-style-name="MP13" draw:layer="backgroundobjects" svg:width="7.617cm" svg:height="1.011cm" svg:x="23.918cm" svg:y="17.657cm" presentation:class="page-number" presentation:user-transformed="true">
        <draw:text-box>
          <text:p/>
        </draw:text-box>
      </draw:frame>
      <presentation:notes style:page-layout-name="PM0">
        <draw:page-thumbnail presentation:style-name="Объект_20_с_20_подписью-title" draw:layer="backgroundobjects" svg:width="0cm" svg:height="0cm" svg:x="0cm" svg:y="2.257cm" presentation:class="page"/>
        <draw:frame presentation:style-name="Объект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Рисунок_20_с_20_подписью" style:display-name="Рисунок с подписью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laceHolder 1" presentation:style-name="Mpr27" draw:text-style-name="MP6" draw:layer="backgroundobjects" svg:width="10.92cm" svg:height="4.442cm" svg:x="2.333cm" svg:y="1.27cm" presentation:class="title" presentation:user-transformed="true">
        <draw:text-box>
          <text:p text:style-name="MP5"><text:span text:style-name="MT11">Образец заголовка</text:span></text:p>
        </draw:text-box>
      </draw:frame>
      <draw:frame draw:name="PlaceHolder 2" presentation:style-name="Mpr28" draw:text-style-name="MP6" draw:layer="backgroundobjects" svg:width="17.142cm" svg:height="13.535cm" svg:x="14.398cm" svg:y="2.743cm" presentation:class="outline" presentation:user-transformed="true">
        <draw:text-box>
          <text:list text:style-name="ML11">
            <text:list-item>
              <text:p text:style-name="MP15"><text:span text:style-name="MT14">Для правки структуры щёлкните мышью</text:span></text:p>
            </text:list-item>
          </text:list>
          <text:list text:style-name="ML12">
            <text:list-item>
              <text:list>
                <text:list-item>
                  <text:p text:style-name="MP16"><text:span text:style-name="MT14">Второй уровень структуры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17"><text:span text:style-name="MT14">Третий уровень структуры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4">Четвёртый уровень структуры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4">Пятый уровень структуры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9"><text:span text:style-name="MT14">Шестой уровень структуры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9"><text:span text:style-name="MT14">Седьмой уровень структуры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29" draw:text-style-name="MP6" draw:layer="backgroundobjects" svg:width="10.92cm" svg:height="10.585cm" svg:x="2.333cm" svg:y="5.715cm" presentation:class="outline" presentation:user-transformed="true">
        <draw:text-box>
          <text:p text:style-name="MP14"><text:span text:style-name="MT13">Образец текста</text:span></text:p>
        </draw:text-box>
      </draw:frame>
      <draw:frame draw:name="PlaceHolder 4" presentation:style-name="Mpr30" draw:text-style-name="MP10" draw:layer="backgroundobjects" svg:width="7.617cm" svg:height="1.011cm" svg:x="2.328cm" svg:y="17.657cm" presentation:class="date-time" presentation:user-transformed="true">
        <draw:text-box>
          <text:p text:style-name="MP9"><text:span text:style-name="MT6"><presentation:date-time/></text:span></text:p>
        </draw:text-box>
      </draw:frame>
      <draw:frame draw:name="PlaceHolder 5" presentation:style-name="Mpr30" draw:text-style-name="MP12" draw:layer="backgroundobjects" svg:width="11.427cm" svg:height="1.011cm" svg:x="11.218cm" svg:y="17.657cm" presentation:class="footer" presentation:user-transformed="true">
        <draw:text-box>
          <text:p text:style-name="MP11"><text:span text:style-name="MT6"><presentation:footer/></text:span></text:p>
        </draw:text-box>
      </draw:frame>
      <draw:frame draw:name="PlaceHolder 6" presentation:style-name="Mpr30" draw:text-style-name="MP13" draw:layer="backgroundobjects" svg:width="7.617cm" svg:height="1.011cm" svg:x="23.918cm" svg:y="17.657cm" presentation:class="page-number" presentation:user-transformed="true">
        <draw:text-box>
          <text:p/>
        </draw:text-box>
      </draw:frame>
      <presentation:notes style:page-layout-name="PM0">
        <draw:page-thumbnail presentation:style-name="Рисунок_20_с_20_подписью-title" draw:layer="backgroundobjects" svg:width="0cm" svg:height="0cm" svg:x="0cm" svg:y="2.257cm" presentation:class="page"/>
        <draw:frame presentation:style-name="Рисунок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Титульный_20_слайд" style:display-name="Титульный слайд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laceHolder 1" presentation:style-name="Mpr33" draw:text-style-name="MP22" draw:layer="backgroundobjects" svg:width="25.397cm" svg:height="6.629cm" svg:x="4.233cm" svg:y="3.118cm" presentation:class="title" presentation:user-transformed="true">
        <draw:text-box>
          <text:p text:style-name="MP21"><text:span text:style-name="MT15">Образец заголовка</text:span></text:p>
        </draw:text-box>
      </draw:frame>
      <draw:frame draw:name="PlaceHolder 2" presentation:style-name="Mpr34" draw:text-style-name="MP10" draw:layer="backgroundobjects" svg:width="7.617cm" svg:height="1.011cm" svg:x="2.328cm" svg:y="17.657cm" presentation:class="date-time" presentation:user-transformed="true">
        <draw:text-box>
          <text:p text:style-name="MP9"><text:span text:style-name="MT6"><presentation:date-time/></text:span></text:p>
        </draw:text-box>
      </draw:frame>
      <draw:frame draw:name="PlaceHolder 3" presentation:style-name="Mpr34" draw:text-style-name="MP12" draw:layer="backgroundobjects" svg:width="11.427cm" svg:height="1.011cm" svg:x="11.218cm" svg:y="17.657cm" presentation:class="footer" presentation:user-transformed="true">
        <draw:text-box>
          <text:p text:style-name="MP11"><text:span text:style-name="MT6"><presentation:footer/></text:span></text:p>
        </draw:text-box>
      </draw:frame>
      <draw:frame draw:name="PlaceHolder 4" presentation:style-name="Mpr34" draw:text-style-name="MP13" draw:layer="backgroundobjects" svg:width="7.617cm" svg:height="1.011cm" svg:x="23.918cm" svg:y="17.657cm" presentation:class="page-number" presentation:user-transformed="true">
        <draw:text-box>
          <text:p/>
        </draw:text-box>
      </draw:frame>
      <presentation:notes style:page-layout-name="PM0">
        <draw:page-thumbnail presentation:style-name="Титульный_20_слайд-title" draw:layer="backgroundobjects" svg:width="0cm" svg:height="0cm" svg:x="0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Заголовок_20_и_20_вертикальный_20_текст" style:display-name="Заголовок и вертикальный текст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laceHolder 1" presentation:style-name="Mpr37" draw:text-style-name="MP6" draw:layer="backgroundobjects" svg:width="29.207cm" svg:height="3.679cm" svg:x="2.328cm" svg:y="1.014cm" presentation:class="title" presentation:user-transformed="true">
        <draw:text-box>
          <text:p text:style-name="MP5"><text:span text:style-name="MT1">Образец заголовка</text:span></text:p>
        </draw:text-box>
      </draw:frame>
      <draw:frame draw:name="PlaceHolder 2" presentation:style-name="Mpr38" draw:text-style-name="MP6" draw:layer="backgroundobjects" svg:width="29.207cm" svg:height="12.084cm" svg:x="2.328cm" svg:y="5.071cm" presentation:class="outline" presentation:user-transformed="true">
        <draw:text-box>
          <text:list text:style-name="ML3">
            <text:list-item>
              <text:p text:style-name="MP7"><text:span text:style-name="MT2">Образец текста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Второй уровен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4">Третий уровень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39" draw:text-style-name="MP10" draw:layer="backgroundobjects" svg:width="7.617cm" svg:height="1.011cm" svg:x="2.328cm" svg:y="17.657cm" presentation:class="date-time" presentation:user-transformed="true">
        <draw:text-box>
          <text:p text:style-name="MP9"><text:span text:style-name="MT6"><presentation:date-time/></text:span></text:p>
        </draw:text-box>
      </draw:frame>
      <draw:frame draw:name="PlaceHolder 4" presentation:style-name="Mpr39" draw:text-style-name="MP12" draw:layer="backgroundobjects" svg:width="11.427cm" svg:height="1.011cm" svg:x="11.218cm" svg:y="17.657cm" presentation:class="footer" presentation:user-transformed="true">
        <draw:text-box>
          <text:p text:style-name="MP11"><text:span text:style-name="MT6"><presentation:footer/></text:span></text:p>
        </draw:text-box>
      </draw:frame>
      <draw:frame draw:name="PlaceHolder 5" presentation:style-name="Mpr39" draw:text-style-name="MP13" draw:layer="backgroundobjects" svg:width="7.617cm" svg:height="1.011cm" svg:x="23.918cm" svg:y="17.657cm" presentation:class="page-number" presentation:user-transformed="true">
        <draw:text-box>
          <text:p/>
        </draw:text-box>
      </draw:frame>
      <presentation:notes style:page-layout-name="PM0">
        <draw:page-thumbnail presentation:style-name="Заголовок_20_и_20_вертикальный_20_текст-title" draw:layer="backgroundobjects" svg:width="0cm" svg:height="0cm" svg:x="0cm" svg:y="2.257cm" presentation:class="page"/>
        <draw:frame presentation:style-name="Заголовок_20_и_20_вертикальный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Вертикальный_20_заголовок_20_и_20_текст" style:display-name="Вертикальный заголовок и текст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laceHolder 1" presentation:style-name="Mpr42" draw:text-style-name="MP6" draw:layer="backgroundobjects" svg:width="7.3cm" svg:height="16.141cm" svg:x="24.236cm" svg:y="1.014cm" presentation:class="title" presentation:user-transformed="true">
        <draw:text-box>
          <text:p text:style-name="MP5"><text:span text:style-name="MT1">Образец заголовка</text:span></text:p>
        </draw:text-box>
      </draw:frame>
      <draw:frame draw:name="PlaceHolder 2" presentation:style-name="Mpr43" draw:text-style-name="MP6" draw:layer="backgroundobjects" svg:width="21.481cm" svg:height="16.141cm" svg:x="2.328cm" svg:y="1.014cm" presentation:class="outline" presentation:user-transformed="true">
        <draw:text-box>
          <text:list text:style-name="ML3">
            <text:list-item>
              <text:p text:style-name="MP7"><text:span text:style-name="MT2">Образец текста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Второй уровен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4">Третий уровень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44" draw:text-style-name="MP10" draw:layer="backgroundobjects" svg:width="7.617cm" svg:height="1.011cm" svg:x="2.328cm" svg:y="17.657cm" presentation:class="date-time" presentation:user-transformed="true">
        <draw:text-box>
          <text:p text:style-name="MP9"><text:span text:style-name="MT6"><presentation:date-time/></text:span></text:p>
        </draw:text-box>
      </draw:frame>
      <draw:frame draw:name="PlaceHolder 4" presentation:style-name="Mpr44" draw:text-style-name="MP12" draw:layer="backgroundobjects" svg:width="11.427cm" svg:height="1.011cm" svg:x="11.218cm" svg:y="17.657cm" presentation:class="footer" presentation:user-transformed="true">
        <draw:text-box>
          <text:p text:style-name="MP11"><text:span text:style-name="MT6"><presentation:footer/></text:span></text:p>
        </draw:text-box>
      </draw:frame>
      <draw:frame draw:name="PlaceHolder 5" presentation:style-name="Mpr44" draw:text-style-name="MP13" draw:layer="backgroundobjects" svg:width="7.617cm" svg:height="1.011cm" svg:x="23.918cm" svg:y="17.657cm" presentation:class="page-number" presentation:user-transformed="true">
        <draw:text-box>
          <text:p/>
        </draw:text-box>
      </draw:frame>
      <presentation:notes style:page-layout-name="PM0">
        <draw:page-thumbnail presentation:style-name="Вертикальный_20_заголовок_20_и_20_текст-title" draw:layer="backgroundobjects" svg:width="0cm" svg:height="0cm" svg:x="0cm" svg:y="2.257cm" presentation:class="page"/>
        <draw:frame presentation:style-name="Вертикальный_20_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laceHolder 1" presentation:style-name="Mpr47" draw:text-style-name="MP6" draw:layer="backgroundobjects" svg:width="29.207cm" svg:height="3.679cm" svg:x="2.328cm" svg:y="1.014cm" presentation:class="title" presentation:user-transformed="true">
        <draw:text-box>
          <text:p text:style-name="MP5"><text:span text:style-name="MT1">Образец заголовка</text:span></text:p>
        </draw:text-box>
      </draw:frame>
      <draw:frame draw:name="PlaceHolder 2" presentation:style-name="Mpr48" draw:text-style-name="MP6" draw:layer="backgroundobjects" svg:width="29.207cm" svg:height="12.084cm" svg:x="2.328cm" svg:y="5.071cm" presentation:class="outline" presentation:user-transformed="true">
        <draw:text-box>
          <text:list text:style-name="ML3">
            <text:list-item>
              <text:p text:style-name="MP7"><text:span text:style-name="MT2">Образец текста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Второй уровен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4">Третий уровень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49" draw:text-style-name="MP10" draw:layer="backgroundobjects" svg:width="7.617cm" svg:height="1.011cm" svg:x="2.328cm" svg:y="17.657cm" presentation:class="date-time" presentation:user-transformed="true">
        <draw:text-box>
          <text:p text:style-name="MP9"><text:span text:style-name="MT6"><presentation:date-time/></text:span></text:p>
        </draw:text-box>
      </draw:frame>
      <draw:frame draw:name="PlaceHolder 4" presentation:style-name="Mpr49" draw:text-style-name="MP12" draw:layer="backgroundobjects" svg:width="11.427cm" svg:height="1.011cm" svg:x="11.218cm" svg:y="17.657cm" presentation:class="footer" presentation:user-transformed="true">
        <draw:text-box>
          <text:p text:style-name="MP11"><text:span text:style-name="MT6"><presentation:footer/></text:span></text:p>
        </draw:text-box>
      </draw:frame>
      <draw:frame draw:name="PlaceHolder 5" presentation:style-name="Mpr49" draw:text-style-name="MP13" draw:layer="backgroundobjects" svg:width="7.617cm" svg:height="1.011cm" svg:x="23.918cm" svg:y="17.657cm" presentation:class="page-number" presentation:user-transformed="true">
        <draw:text-box>
          <text:p/>
        </draw:text-box>
      </draw:frame>
      <presentation:notes style:page-layout-name="PM0">
        <draw:page-thumbnail presentation:style-name="Заголовок_20_и_20_объект-title" draw:layer="backgroundobjects" svg:width="0cm" svg:height="0cm" svg:x="0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Заголовок_20_раздела" style:display-name="Заголовок раздела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laceHolder 1" presentation:style-name="Mpr52" draw:text-style-name="MP6" draw:layer="backgroundobjects" svg:width="29.207cm" svg:height="7.921cm" svg:x="2.311cm" svg:y="4.749cm" presentation:class="title" presentation:user-transformed="true">
        <draw:text-box>
          <text:p text:style-name="MP5"><text:span text:style-name="MT15">Образец заголовка</text:span></text:p>
        </draw:text-box>
      </draw:frame>
      <draw:frame draw:name="PlaceHolder 2" presentation:style-name="Mpr53" draw:text-style-name="MP6" draw:layer="backgroundobjects" svg:width="29.207cm" svg:height="4.164cm" svg:x="2.311cm" svg:y="12.749cm" presentation:class="outline" presentation:user-transformed="true">
        <draw:text-box>
          <text:p text:style-name="MP14"><text:span text:style-name="MT16">Образец текста</text:span></text:p>
        </draw:text-box>
      </draw:frame>
      <draw:frame draw:name="PlaceHolder 3" presentation:style-name="Mpr54" draw:text-style-name="MP10" draw:layer="backgroundobjects" svg:width="7.617cm" svg:height="1.011cm" svg:x="2.328cm" svg:y="17.657cm" presentation:class="date-time" presentation:user-transformed="true">
        <draw:text-box>
          <text:p text:style-name="MP9"><text:span text:style-name="MT6"><presentation:date-time/></text:span></text:p>
        </draw:text-box>
      </draw:frame>
      <draw:frame draw:name="PlaceHolder 4" presentation:style-name="Mpr54" draw:text-style-name="MP12" draw:layer="backgroundobjects" svg:width="11.427cm" svg:height="1.011cm" svg:x="11.218cm" svg:y="17.657cm" presentation:class="footer" presentation:user-transformed="true">
        <draw:text-box>
          <text:p text:style-name="MP11"><text:span text:style-name="MT6"><presentation:footer/></text:span></text:p>
        </draw:text-box>
      </draw:frame>
      <draw:frame draw:name="PlaceHolder 5" presentation:style-name="Mpr54" draw:text-style-name="MP13" draw:layer="backgroundobjects" svg:width="7.617cm" svg:height="1.011cm" svg:x="23.918cm" svg:y="17.657cm" presentation:class="page-number" presentation:user-transformed="true">
        <draw:text-box>
          <text:p/>
        </draw:text-box>
      </draw:frame>
      <presentation:notes style:page-layout-name="PM0">
        <draw:page-thumbnail presentation:style-name="Заголовок_20_раздела-title" draw:layer="backgroundobjects" svg:width="0cm" svg:height="0cm" svg:x="0cm" svg:y="2.257cm" presentation:class="page"/>
        <draw:frame presentation:style-name="Заголовок_20_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4-11-18T10:11:41</meta:creation-date>
    <meta:initial-creator>Кирпа Дмитрий Павлович</meta:initial-creator>
    <dc:language>ru-RU</dc:language>
    <dc:date>2026-02-20T17:30:28.083743100</dc:date>
    <meta:editing-cycles>8</meta:editing-cycles>
    <meta:editing-duration>PT23M21S</meta:editing-duration>
    <meta:generator>LibreOffice/25.2.7.2$Windows_X86_64 LibreOffice_project/5cbfd1ab6520636bb5f7b99185aa69bd7456825d</meta:generator>
    <meta:document-statistic meta:object-count="163"/>
    <meta:user-defined meta:name="AppVersion">15.0000</meta:user-defined>
    <meta:user-defined meta:name="MMClips" meta:value-type="float">2</meta:user-defined>
    <meta:user-defined meta:name="Notes" meta:value-type="float">18</meta:user-defined>
    <meta:user-defined meta:name="PresentationFormat">Широкоэкранный</meta:user-defined>
    <meta:user-defined meta:name="Slides" meta:value-type="float">18</meta:user-defined>
  </office:meta>
</office:document-meta>
</file>